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2025-11-14 14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1192" calcext:value-type="float">
            <text:p>3.4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2025-10-17 15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2025-09-26 16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2025-08-29 14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2025-07-24 13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2025-06-12 14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2025-05-14 14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2025-04-17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2024-11-14 14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2024-10-10 14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2024-09-12 15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2024-08-15 15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2024-06-06 13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2024-05-10 14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2024-04-17 18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2023-11-06 15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2023-10-04 15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2023-09-11 15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2023-08-08 13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2023-07-10 16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2023-06-16 18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2023-05-19 13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2023-04-19 15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2022-11-21 16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2022-10-14 16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2022-09-16 14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2022-07-25 13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2022-06-07 14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2022-05-02 16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2022-04-19 15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2022-03-21 16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2021-11-08 18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2021-10-14 16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2021-09-14 14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2021-08-12 14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2021-07-15 20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2021-06-04 14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2021-04-28 1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2021-03-18 14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2020-11-04 15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2020-10-19 20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2020-09-14 18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2020-08-10 20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4056" calcext:value-type="float">
            <text:p>2.7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2020-07-19 13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2020-06-19 21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2020-03-05 19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2020-03-04 19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2019-11-29 18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2019-10-15 19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2019-09-09 20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2019-08-07 22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2019-07-30 11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2019-06-12 1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2019-05-16 13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2019-04-30 18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2018-11-05 21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2018-09-14 22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2018-08-09 19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2018-07-13 20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2018-06-05 17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2018-05-14 21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2018-04-17 19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2017-11-08 20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2017-10-04 17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2017-09-05 14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2017-08-03 18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2017-07-11 18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2017-06-05 20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2017-05-09 14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2017-04-11 19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2016-11-16 20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2016-10-06 20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2016-09-19 16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2016-08-15 20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2016-07-28 14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2016-06-22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2016-05-10 21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2016-04-0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2015-11-24 18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2015-10-08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2015-09-09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2015-08-20 16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2015-07-14 20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2015-06-02 18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2015-05-05 22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2015-04-07 17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2014-11-10 14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2014-10-08 20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2014-09-04 17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2014-08-20 19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2014-07-21 19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2014-06-17 20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2014-05-06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2014-04-0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2013-11-06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2013-10-08 1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2013-09-12 19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2013-08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2013-07-01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2013-06-15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2013-05-0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2013-04-02 1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2013-03-11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2012-11-13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2012-10-11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2012-09-11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2012-08-17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2012-07-02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2012-06-07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2012-05-15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2012-04-02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2012-03-07 20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2011-1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2011-11-29 18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2011-1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2011-10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2011-09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2011-08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2011-07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2011-06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2011-05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2011-04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2011-03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2010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2010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2010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2010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2010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2010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2010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2010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2010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2009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2009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2009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2009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2009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2009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2009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2009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2008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2008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2008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2008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2008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2008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2008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2008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2008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2008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2007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2007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2007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5304" calcext:value-type="float">
            <text:p>3.5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2007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2007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2007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2007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2007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2007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2006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2006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2006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2006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2006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2006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2006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2006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2006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2006-03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2005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2005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2005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2005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200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2005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2005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2005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2005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2005-03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2004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2004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2004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2004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2004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2004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2004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2004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200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2004-03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2004-03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2003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2003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2003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2003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2003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2003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2003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2003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2003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2003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2002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2002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2002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2002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2002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2002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2002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2002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2002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2002-03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2001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2001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2001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2001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2001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2001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2001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2001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344" calcext:value-type="float">
            <text:p>2.7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2001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2001-03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2000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2000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2000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2000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2000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2000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2000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2000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2000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2000-03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99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99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99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99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99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99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99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99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99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99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98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98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98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98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98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98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98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98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98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98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97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97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97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97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97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97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97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97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97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97-03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96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96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96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96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96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96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96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96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96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96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95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95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95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95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95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92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92-04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92-03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92-03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92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92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91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91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91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91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91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91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91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91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91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91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91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91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91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91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91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91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91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91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91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91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91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91-04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91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91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90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90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90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90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90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90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90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90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90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90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90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90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90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90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89-10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89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89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89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89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89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89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89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89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89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89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89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89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89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89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89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89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89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89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89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89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89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89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89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89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89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89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89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88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88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88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88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88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88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88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88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88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88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88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88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88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88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88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88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88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88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88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88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88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88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88-03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87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87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87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87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87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87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87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87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87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87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4056" calcext:value-type="float">
            <text:p>2.7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87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87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87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87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87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87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87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87-03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4056" calcext:value-type="float">
            <text:p>2.7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87-03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87-03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87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87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87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87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87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87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87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87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86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86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86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86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86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86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86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86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86-1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86-10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86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86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86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86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86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86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86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86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86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86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86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86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86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86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86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86-03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5016" calcext:value-type="float">
            <text:p>2.7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85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4056" calcext:value-type="float">
            <text:p>2.7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85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85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85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85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85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8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85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4056" calcext:value-type="float">
            <text:p>2.7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85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4056" calcext:value-type="float">
            <text:p>2.7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85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85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8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85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344" calcext:value-type="float">
            <text:p>2.7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85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8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85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85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85-04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85-04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85-03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85-03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85-03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85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85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85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84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84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84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84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84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84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84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84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8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84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84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8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84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84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84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84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84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8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84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84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84-04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84-04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84-04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84-04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84-03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84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84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84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84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84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84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84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83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83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83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83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83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83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83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83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83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83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83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83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83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8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83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83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83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83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83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83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83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83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83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83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83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83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83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83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83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83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8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83-04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83-04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83-04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83-04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83-03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83-03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83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83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83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83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83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83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83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82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82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82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82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82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82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82-10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82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82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82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82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82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82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82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82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82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82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82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82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82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82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82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82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82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82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82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82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82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82-04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82-04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82-04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82-03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82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82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82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82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82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82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81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81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81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81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81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81-1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81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81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81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81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81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81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81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81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81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81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81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81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81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81-04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81-04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81-04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81-03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81-03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81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81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81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81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81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81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80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80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80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80-1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80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80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80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80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80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80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80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80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80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80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80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80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80-04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80-04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80-04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80-04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80-03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80-03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80-0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80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80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80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80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80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80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79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79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79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79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79-1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79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79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79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79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79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79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79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79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5016" calcext:value-type="float">
            <text:p>2.7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79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344" calcext:value-type="float">
            <text:p>2.7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79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4056" calcext:value-type="float">
            <text:p>2.7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79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79-04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79-03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79-03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79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79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79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79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79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78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78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78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78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78-1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78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78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78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78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78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78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78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78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78-04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78-04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78-03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78-03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78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78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78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78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78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77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77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77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77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77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77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77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77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77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77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77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77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77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77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77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77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77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77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77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77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77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77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77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77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77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77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77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77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77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77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77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77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77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77-04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77-04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77-04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77-04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77-03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77-03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77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77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77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77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77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77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77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77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77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77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76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76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76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76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76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76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76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76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76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76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76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76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76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76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76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76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76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76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76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76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76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76-04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76-04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76-03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76-03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76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76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76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76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76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76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75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75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75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75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75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75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75-1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75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75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75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75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75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7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75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75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75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75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75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75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75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75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75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75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75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75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75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75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75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75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75-04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75-03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75-03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75-03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75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75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75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75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75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75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75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74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74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74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74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74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74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74-10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74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74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74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74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74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7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74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74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74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7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74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74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74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74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74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74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74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74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74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74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5016" calcext:value-type="float">
            <text:p>2.7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74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74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74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74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74-04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74-03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74-03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74-03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74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74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74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74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74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74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74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74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74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74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73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73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73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73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73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73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73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73-03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73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73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72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72-1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72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72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72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72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72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72-04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72-03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72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72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71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71-1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71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71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71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71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71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71-03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71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71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70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70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34</text:p>
          </table:table-cell>
          <table:table-cell office:value-type="string" calcext:value-type="string">
            <text:p>QWTA nr Nisswa, USGS <text:s/>NW. OF MERRIFIELD</text:p>
          </table:table-cell>
          <table:table-cell office:value-type="string" calcext:value-type="string">
            <text:p>1970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770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5244" meta:object-count="0"/>
    <meta:user-defined meta:name="AppVersion">3.0</meta:user-defined>
  </office:meta>
</office:document-meta>
</file>